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paragraph-properties fo:line-height="150%"/>
    </style:style>
    <style:style style:name="P3" style:family="paragraph" style:parent-style-name="Normal">
      <style:paragraph-properties fo:line-height="150%"/>
      <style:text-properties officeooo:paragraph-rsid="00124eca"/>
    </style:style>
    <style:style style:name="P4" style:family="paragraph" style:parent-style-name="Normal"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124eca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124eca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officeooo:rsid="00142eaa" style:text-overline-style="none" style:text-overline-color="font-color"/>
    </style:style>
    <style:style style:name="T7" style:family="text">
      <style:text-properties officeooo:rsid="00124eca"/>
    </style:style>
    <style:style style:name="T8" style:family="text">
      <style:text-properties style:text-underline-style="none" officeooo:rsid="00124eca" style:text-underline-mode="continuous" style:text-overline-mode="continuous" style:text-line-through-mode="continuous"/>
    </style:style>
    <style:style style:name="T9" style:family="text">
      <style:text-properties style:text-underline-style="none" officeooo:rsid="00124eca" style:text-overline-style="none" style:text-overline-color="font-color"/>
    </style:style>
    <style:style style:name="T10" style:family="text">
      <style:text-properties style:text-underline-style="none" officeooo:rsid="00142eaa" style:text-overline-style="none" style:text-overline-color="font-color"/>
    </style:style>
    <style:style style:name="T11" style:family="text">
      <style:text-properties officeooo:rsid="00142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4">Ejercicio 08</text:p>
      <text:p text:style-name="P2">Hospital (#<text:span text:style-name="Fuente_20_de_20_párrafo_20_predeter."><text:span text:style-name="T3">codigo</text:span></text:span>, nombre)</text:p>
      <text:p text:style-name="P2">Paciente (#<text:span text:style-name="Fuente_20_de_20_párrafo_20_predeter."><text:span text:style-name="T3">DNI</text:span></text:span>, nombre, apellido1, apellido2, dirección, población, provincia, CP, teléfono, fec_nac)</text:p>
      <text:p text:style-name="P2">Medico (#<text:span text:style-name="Fuente_20_de_20_párrafo_20_predeter."><text:span text:style-name="T3">DNI</text:span></text:span>, nombre, apellido1, apellido2, especialidad, teléfono)</text:p>
      <text:p text:style-name="P2">Hospital-paciente (<text:span text:style-name="T11">#</text:span><text:span text:style-name="T4">DNIpaciente</text:span><text:span text:style-name="T7">, </text:span><text:span text:style-name="T11">#</text:span><text:span text:style-name="T4">codigoHospital</text:span><text:span text:style-name="T7">, </text:span>fecha, habitación)</text:p>
      <text:p text:style-name="P3">Paciente-medico ( <text:span text:style-name="T11">#</text:span><text:span text:style-name="T4">DNIpaciente</text:span><text:span text:style-name="T9">, </text:span><text:span text:style-name="T10">#</text:span><text:span text:style-name="T4">DNImedico</text:span>)</text:p>
      <text:p text:style-name="P2"/>
      <text:p text:style-name="P2">===================================================================</text:p>
      <text:p text:style-name="P3">Hospital-paciente (<text:span text:style-name="T4">DNIpaciente</text:span>) → Paciente (#<text:span text:style-name="Fuente_20_de_20_párrafo_20_predeter."><text:span text:style-name="T3">DNI</text:span></text:span><text:span text:style-name="Fuente_20_de_20_párrafo_20_predeter."><text:span text:style-name="T8">)</text:span></text:span></text:p>
      <text:p text:style-name="P3">Hospital-paciente (<text:span text:style-name="T4">codigoHospital</text:span>) → Hospital (#<text:span text:style-name="Fuente_20_de_20_párrafo_20_predeter."><text:span text:style-name="T3">codigo</text:span></text:span><text:span text:style-name="Fuente_20_de_20_párrafo_20_predeter."><text:span text:style-name="T8">)</text:span></text:span></text:p>
      <text:p text:style-name="P3">Paciente-medico ( <text:span text:style-name="T4">DNIpaciente</text:span>) → Paciente (#<text:span text:style-name="Fuente_20_de_20_párrafo_20_predeter."><text:span text:style-name="T3">DNI</text:span></text:span><text:span text:style-name="Fuente_20_de_20_párrafo_20_predeter."><text:span text:style-name="T8">)</text:span></text:span></text:p>
      <text:p text:style-name="P3">Paciente-medico (<text:span text:style-name="T4">DNImedico</text:span>) → Medico (#<text:span text:style-name="Fuente_20_de_20_párrafo_20_predeter."><text:span text:style-name="T3">DNI</text:span></text:span><text:span text:style-name="Fuente_20_de_20_párrafo_20_predeter."><text:span text:style-name="T8">)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2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3T17:39:00Z</meta:creation-date>
    <dc:date>2024-11-15T20:07:14.255000000</dc:date>
    <meta:editing-cycles>4</meta:editing-cycles>
    <meta:editing-duration>PT4M11S</meta:editing-duration>
    <meta:document-statistic meta:table-count="0" meta:image-count="0" meta:object-count="0" meta:page-count="1" meta:paragraph-count="16" meta:word-count="76" meta:character-count="722" meta:non-whitespace-character-count="660"/>
    <meta:template xlink:type="simple" xlink:actuate="onRequest" xlink:title="" xlink:href="Normal.dotm"/>
  </office:meta>
</office:document-meta>
</file>